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en" fo:country="GB" officeooo:rsid="001b4a96" officeooo:paragraph-rsid="001b4a96"/>
    </style:style>
    <style:style style:name="P2" style:family="paragraph" style:parent-style-name="Standard">
      <style:text-properties fo:language="en" fo:country="GB" officeooo:rsid="001b4a96" officeooo:paragraph-rsid="004e84e3"/>
    </style:style>
    <style:style style:name="P3" style:family="paragraph" style:parent-style-name="Standard">
      <style:text-properties fo:language="en" fo:country="GB" officeooo:rsid="001c48be" officeooo:paragraph-rsid="001c48be"/>
    </style:style>
    <style:style style:name="P4" style:family="paragraph" style:parent-style-name="Standard">
      <style:text-properties fo:language="en" fo:country="GB" officeooo:rsid="001c48be" officeooo:paragraph-rsid="00487931"/>
    </style:style>
    <style:style style:name="P5" style:family="paragraph" style:parent-style-name="Standard">
      <style:text-properties fo:language="en" fo:country="GB" officeooo:rsid="00208feb" officeooo:paragraph-rsid="00208feb"/>
    </style:style>
    <style:style style:name="P6" style:family="paragraph" style:parent-style-name="Standard">
      <style:text-properties fo:language="en" fo:country="GB" officeooo:rsid="0020b3b0" officeooo:paragraph-rsid="0020b3b0"/>
    </style:style>
    <style:style style:name="P7" style:family="paragraph" style:parent-style-name="Standard">
      <style:text-properties fo:language="en" fo:country="GB" officeooo:rsid="0020b3b0" officeooo:paragraph-rsid="004e84e3"/>
    </style:style>
    <style:style style:name="P8" style:family="paragraph" style:parent-style-name="Standard">
      <style:text-properties fo:language="en" fo:country="GB" officeooo:rsid="00230ebf" officeooo:paragraph-rsid="00230ebf"/>
    </style:style>
    <style:style style:name="P9" style:family="paragraph" style:parent-style-name="Standard">
      <style:text-properties fo:language="en" fo:country="GB" officeooo:rsid="00230ebf" officeooo:paragraph-rsid="00247ce1"/>
    </style:style>
    <style:style style:name="P10" style:family="paragraph" style:parent-style-name="Standard">
      <style:text-properties fo:language="en" fo:country="GB" officeooo:rsid="0026e960" officeooo:paragraph-rsid="0026e960"/>
    </style:style>
    <style:style style:name="P11" style:family="paragraph" style:parent-style-name="Standard">
      <style:text-properties fo:language="en" fo:country="GB" officeooo:rsid="002a70a2" officeooo:paragraph-rsid="002a70a2"/>
    </style:style>
    <style:style style:name="P12" style:family="paragraph" style:parent-style-name="Standard">
      <style:text-properties fo:language="en" fo:country="GB" officeooo:rsid="002da87d" officeooo:paragraph-rsid="002da87d"/>
    </style:style>
    <style:style style:name="P13" style:family="paragraph" style:parent-style-name="Standard">
      <style:text-properties fo:language="en" fo:country="GB" officeooo:rsid="002da87d" officeooo:paragraph-rsid="004e84e3"/>
    </style:style>
    <style:style style:name="P14" style:family="paragraph" style:parent-style-name="Standard" style:list-style-name="L1">
      <style:text-properties fo:language="en" fo:country="GB" officeooo:rsid="002e6e3c" officeooo:paragraph-rsid="002e6e3c"/>
    </style:style>
    <style:style style:name="P15" style:family="paragraph" style:parent-style-name="Standard" style:list-style-name="L1">
      <style:text-properties fo:language="en" fo:country="GB" officeooo:rsid="002f1e72" officeooo:paragraph-rsid="002f1e72"/>
    </style:style>
    <style:style style:name="P16" style:family="paragraph" style:parent-style-name="Standard" style:list-style-name="L1">
      <style:text-properties fo:language="en" fo:country="GB" officeooo:rsid="002fa89f" officeooo:paragraph-rsid="002fa89f"/>
    </style:style>
    <style:style style:name="P17" style:family="paragraph" style:parent-style-name="Standard" style:list-style-name="L1">
      <style:text-properties fo:language="en" fo:country="GB" officeooo:rsid="0030dc8f" officeooo:paragraph-rsid="0030dc8f"/>
    </style:style>
    <style:style style:name="P18" style:family="paragraph" style:parent-style-name="Standard" style:list-style-name="L1">
      <style:text-properties fo:language="en" fo:country="GB" officeooo:rsid="0031b5dd" officeooo:paragraph-rsid="0031b5dd"/>
    </style:style>
    <style:style style:name="P19" style:family="paragraph" style:parent-style-name="Standard" style:list-style-name="L1">
      <style:text-properties fo:language="en" fo:country="GB" officeooo:rsid="00334ee5" officeooo:paragraph-rsid="00334ee5"/>
    </style:style>
    <style:style style:name="P20" style:family="paragraph" style:parent-style-name="Standard" style:list-style-name="L1">
      <style:text-properties fo:language="en" fo:country="GB" officeooo:rsid="003670f0" officeooo:paragraph-rsid="003670f0"/>
    </style:style>
    <style:style style:name="P21" style:family="paragraph" style:parent-style-name="Standard">
      <style:text-properties fo:language="en" fo:country="GB" officeooo:rsid="003670f0" officeooo:paragraph-rsid="003670f0"/>
    </style:style>
    <style:style style:name="P22" style:family="paragraph" style:parent-style-name="Standard">
      <style:text-properties fo:language="en" fo:country="GB" officeooo:rsid="0037a811" officeooo:paragraph-rsid="0037a811"/>
    </style:style>
    <style:style style:name="P23" style:family="paragraph" style:parent-style-name="Standard">
      <style:text-properties fo:language="en" fo:country="GB" officeooo:rsid="003aad30" officeooo:paragraph-rsid="00466523"/>
    </style:style>
    <style:style style:name="P24" style:family="paragraph" style:parent-style-name="Standard">
      <style:text-properties fo:language="en" fo:country="GB" officeooo:rsid="00487931" officeooo:paragraph-rsid="00487931"/>
    </style:style>
    <style:style style:name="P25" style:family="paragraph" style:parent-style-name="Standard">
      <style:text-properties fo:language="en" fo:country="GB" officeooo:rsid="004936f2" officeooo:paragraph-rsid="004936f2"/>
    </style:style>
    <style:style style:name="P26" style:family="paragraph" style:parent-style-name="Standard">
      <style:text-properties fo:language="en" fo:country="GB" officeooo:rsid="004a73f2" officeooo:paragraph-rsid="00487931"/>
    </style:style>
    <style:style style:name="P27" style:family="paragraph" style:parent-style-name="Standard">
      <style:text-properties fo:language="en" fo:country="GB" officeooo:rsid="004a73f2" officeooo:paragraph-rsid="004a73f2"/>
    </style:style>
    <style:style style:name="P28" style:family="paragraph" style:parent-style-name="Standard">
      <style:text-properties fo:language="en" fo:country="GB" officeooo:rsid="004b737a" officeooo:paragraph-rsid="004b737a"/>
    </style:style>
    <style:style style:name="P29" style:family="paragraph" style:parent-style-name="Standard">
      <style:text-properties fo:language="en" fo:country="GB" officeooo:rsid="004b737a" officeooo:paragraph-rsid="004ec44f"/>
    </style:style>
    <style:style style:name="P30" style:family="paragraph" style:parent-style-name="Standard">
      <style:text-properties fo:language="en" fo:country="GB" officeooo:rsid="004d0553" officeooo:paragraph-rsid="004d0553"/>
    </style:style>
    <style:style style:name="P31" style:family="paragraph" style:parent-style-name="Standard">
      <style:text-properties fo:language="en" fo:country="GB" officeooo:rsid="004e35c6" officeooo:paragraph-rsid="004e35c6"/>
    </style:style>
    <style:style style:name="P32" style:family="paragraph" style:parent-style-name="Standard">
      <style:text-properties fo:language="en" fo:country="GB" fo:font-weight="bold" officeooo:rsid="004d0553" officeooo:paragraph-rsid="004d0553" style:font-weight-asian="bold" style:font-weight-complex="bold"/>
    </style:style>
    <style:style style:name="P33" style:family="paragraph" style:parent-style-name="Standard">
      <style:text-properties fo:language="en" fo:country="GB" fo:font-weight="bold" officeooo:rsid="0020b3b0" officeooo:paragraph-rsid="004e84e3" style:font-weight-asian="bold" style:font-weight-complex="bold"/>
    </style:style>
    <style:style style:name="P34" style:family="paragraph" style:parent-style-name="Standard">
      <style:text-properties fo:language="en" fo:country="GB" officeooo:rsid="004ec44f" officeooo:paragraph-rsid="004ec44f"/>
    </style:style>
    <style:style style:name="P35" style:family="paragraph" style:parent-style-name="Standard">
      <style:text-properties fo:language="en" fo:country="GB" officeooo:rsid="00512e88" officeooo:paragraph-rsid="004ec44f"/>
    </style:style>
    <style:style style:name="P36" style:family="paragraph" style:parent-style-name="Standard">
      <style:text-properties fo:language="en" fo:country="GB" officeooo:rsid="00512e88" officeooo:paragraph-rsid="00512e88"/>
    </style:style>
    <style:style style:name="P37" style:family="paragraph" style:parent-style-name="Text_20_body">
      <style:text-properties fo:language="en" fo:country="GB" officeooo:rsid="003aad30" officeooo:paragraph-rsid="00466523"/>
    </style:style>
    <style:style style:name="T1" style:family="text">
      <style:text-properties officeooo:rsid="001d845a"/>
    </style:style>
    <style:style style:name="T2" style:family="text">
      <style:text-properties officeooo:rsid="001e994d"/>
    </style:style>
    <style:style style:name="T3" style:family="text">
      <style:text-properties officeooo:rsid="0022af4d"/>
    </style:style>
    <style:style style:name="T4" style:family="text">
      <style:text-properties officeooo:rsid="00247ce1"/>
    </style:style>
    <style:style style:name="T5" style:family="text">
      <style:text-properties officeooo:rsid="00256f24"/>
    </style:style>
    <style:style style:name="T6" style:family="text">
      <style:text-properties officeooo:rsid="00259286"/>
    </style:style>
    <style:style style:name="T7" style:family="text">
      <style:text-properties officeooo:rsid="00269bd0"/>
    </style:style>
    <style:style style:name="T8" style:family="text">
      <style:text-properties officeooo:rsid="0028ca9c"/>
    </style:style>
    <style:style style:name="T9" style:family="text">
      <style:text-properties officeooo:rsid="002bb441"/>
    </style:style>
    <style:style style:name="T10" style:family="text">
      <style:text-properties officeooo:rsid="002c29b6"/>
    </style:style>
    <style:style style:name="T11" style:family="text">
      <style:text-properties officeooo:rsid="002cf024"/>
    </style:style>
    <style:style style:name="T12" style:family="text">
      <style:text-properties officeooo:rsid="002e6e3c"/>
    </style:style>
    <style:style style:name="T13" style:family="text">
      <style:text-properties officeooo:rsid="0031b5dd"/>
    </style:style>
    <style:style style:name="T14" style:family="text">
      <style:text-properties officeooo:rsid="00334ee5"/>
    </style:style>
    <style:style style:name="T15" style:family="text">
      <style:text-properties officeooo:rsid="0034a4d8"/>
    </style:style>
    <style:style style:name="T16" style:family="text">
      <style:text-properties officeooo:rsid="00362d69"/>
    </style:style>
    <style:style style:name="T17" style:family="text">
      <style:text-properties officeooo:rsid="003670f0"/>
    </style:style>
    <style:style style:name="T18" style:family="text">
      <style:text-properties officeooo:rsid="0037ebc3"/>
    </style:style>
    <style:style style:name="T19" style:family="text">
      <style:text-properties officeooo:rsid="0039c702"/>
    </style:style>
    <style:style style:name="T20" style:family="text">
      <style:text-properties officeooo:rsid="003c4a13"/>
    </style:style>
    <style:style style:name="T21" style:family="text">
      <style:text-properties officeooo:rsid="003d99db"/>
    </style:style>
    <style:style style:name="T22" style:family="text">
      <style:text-properties officeooo:rsid="003eea8a"/>
    </style:style>
    <style:style style:name="T23" style:family="text">
      <style:text-properties officeooo:rsid="0040c249"/>
    </style:style>
    <style:style style:name="T24" style:family="text">
      <style:text-properties officeooo:rsid="00431c20"/>
    </style:style>
    <style:style style:name="T25" style:family="text">
      <style:text-properties officeooo:rsid="00447e85"/>
    </style:style>
    <style:style style:name="T26" style:family="text">
      <style:text-properties officeooo:rsid="00466523"/>
    </style:style>
    <style:style style:name="T27" style:family="text">
      <style:text-properties officeooo:rsid="0046cd53"/>
    </style:style>
    <style:style style:name="T28" style:family="text">
      <style:text-properties fo:font-style="italic"/>
    </style:style>
    <style:style style:name="T29" style:family="text">
      <style:text-properties officeooo:rsid="004a887f"/>
    </style:style>
    <style:style style:name="T30" style:family="text">
      <style:text-properties officeooo:rsid="004bf116"/>
    </style:style>
    <style:style style:name="T31" style:family="text">
      <style:text-properties officeooo:rsid="004c32bf"/>
    </style:style>
    <style:style style:name="T32" style:family="text">
      <style:text-properties fo:font-weight="bold" style:font-weight-asian="bold" style:font-weight-complex="bold"/>
    </style:style>
    <style:style style:name="T33" style:family="text">
      <style:text-properties officeooo:rsid="004ff24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2">1)</text:span> </text:p>
      <text:p text:style-name="P2"/>
      <text:p text:style-name="P2">One difference between a Relational Database Vs a NoSQL Database is<text:span text:style-name="T1"> the NoSQL kind are built around JSON Documents with key value pairs where it's easy to add new attributes to </text:span><text:span text:style-name="T2">and modify </text:span><text:span text:style-name="T1">whilst Relational Databases eg MySQL focus more on tables with fixed columns and rows which can be a great deal trickier to modify especially when they go live.</text:span></text:p>
      <text:p text:style-name="P1"/>
      <text:p text:style-name="P24">SQL &amp; MySQL history learned from</text:p>
      <text:p text:style-name="P4">NoSQL vs SQL databases (no date) MongoDB. Available at: https://www.mongodb.com/nosql-explained/nosql-vs-sql (Accessed: 25 October 2023).</text:p>
      <text:p text:style-name="P4"/>
      <text:p text:style-name="P5">SQL databases came from the 1970s where there was a greater focus on avoiding data duplication and dealing with limited hardware storage issues. NoSQL databases were developed in the late 2000s.</text:p>
      <text:p text:style-name="P1"/>
      <text:p text:style-name="P3"/>
      <text:p text:style-name="P33">2)<text:span text:style-name="T3"> </text:span></text:p>
      <text:p text:style-name="P7"/>
      <text:p text:style-name="P7"><text:span text:style-name="T3">Frameworks help developers know how they should structure their code and what common modules </text:span><text:span text:style-name="T7">are</text:span><text:span text:style-name="T3"> essential for carrying out a lot of tasks.</text:span><text:span text:style-name="T8"> Frameworks also have communities where developers can support each other and assist with security &amp; feature patches.</text:span><text:span text:style-name="T9"> As well as notify each other of any major security issues. Having devs gather around a common framework is good for networking and getting to meet up, I used to be a Drupal developer and would attend various Drupal camps.</text:span></text:p>
      <text:p text:style-name="P6"/>
      <text:p text:style-name="P11">The <text:span text:style-name="T10">common community based </text:span>documentation of frameworks is also helpful, if you're ill and someone has to take care of your code then that person can familiarize themselves with pre existing official documentation so they can understand how the non custom aspects work. Also great when hiring new people if they're already familiar with how a common framework works rather than having them dive into 100% uniquely made custom code.</text:p>
      <text:p text:style-name="P6"/>
      <text:p text:style-name="P8">Flask is similar to Sinatra and Express, it is a light weight unopinionated application server you'<text:span text:style-name="T11">d</text:span> normally use to handle RESTful requests.</text:p>
      <text:p text:style-name="P8"/>
      <text:p text:style-name="P9">Django is closer to Laravel &amp; Ruby on <text:span text:style-name="T4">R</text:span>ails. <text:span text:style-name="T4">They're large opinionated frameworks</text:span><text:span text:style-name="T5">, in sacrificing some freedom you can use a powerful cli that can help structure your web applications in a very common manner to other developers</text:span><text:span text:style-name="T6"> at an incredibly fast pace</text:span><text:span text:style-name="T5">. </text:span><text:span text:style-name="T4">They</text:span> provide ORM (Object Relational Mapper) for interacting with the database, authentication, email validation tools and other helpful libraries<text:span text:style-name="T4"> for common web development tasks</text:span>.</text:p>
      <text:p text:style-name="P9"/>
      <text:p text:style-name="P10">Both Flask and Django use Python.</text:p>
      <text:p text:style-name="P10"/>
      <text:p text:style-name="P10"/>
      <text:p text:style-name="P13"><text:span text:style-name="T32">3)</text:span><text:span text:style-name="T12"> </text:span></text:p>
      <text:p text:style-name="P13"/>
      <text:p text:style-name="P13"><text:span text:style-name="T12">Some security considerations you need to consider when designing a website/application.</text:span></text:p>
      <text:p text:style-name="P12"/>
      <text:list text:style-name="L1">
        <text:list-item>
          <text:p text:style-name="P14">How much <text:span text:style-name="T13">permissions </text:span>access should end users be given<text:span text:style-name="T17"> &amp; how many roles do I need to create to limit them to specific parts of the site</text:span>?</text:p>
        </text:list-item>
        <text:list-item>
          <text:p text:style-name="P18">What is the maximum amount of abstraction I can provide to external users not just for simplicity but also secrecy should an attacker find weaknesses<text:span text:style-name="T17"> (eg using an outdated framework)</text:span>?</text:p>
        </text:list-item>
        <text:list-item>
          <text:p text:style-name="P14">Should it be public facing or just exist on an intranet?</text:p>
        </text:list-item>
        <text:list-item>
          <text:p text:style-name="P14">Will I need Cloudflare to handle DDoS attacks<text:span text:style-name="T14"> along with fallack databases and additional caching tools</text:span>?</text:p>
        </text:list-item>
        <text:list-item>
          <text:p text:style-name="P19">How regularly should I be taking database backups and who should have access to these <text:span text:style-name="T15">backups?</text:span></text:p>
        </text:list-item>
        <text:list-item>
          <text:p text:style-name="P14">Is it location specific so you can block out foreign IP addresses or will your uses be using VPNs?</text:p>
        </text:list-item>
        <text:list-item>
          <text:p text:style-name="P14">Is the framework or language I'm using still being maintained and getting regular security updates?</text:p>
        </text:list-item>
        <text:list-item>
          <text:p text:style-name="P17"><text:soft-page-break/>Is it easy to carry out regular security updates on my code<text:span text:style-name="T16"> &amp; server operating system</text:span> without constantly breaking <text:span text:style-name="T16">the site?</text:span></text:p>
        </text:list-item>
        <text:list-item>
          <text:p text:style-name="P15">Is it possible to carry out SQL Injections due to a lack of filtering in my webforms?</text:p>
        </text:list-item>
        <text:list-item>
          <text:p text:style-name="P16">How trustworthy are my hosting providers with my current data?</text:p>
        </text:list-item>
        <text:list-item>
          <text:p text:style-name="P20">How susceptible are the third party libraries I'm using to malware?</text:p>
        </text:list-item>
      </text:list>
      <text:p text:style-name="P21"/>
      <text:p text:style-name="P21">4) Web server, application server, and proxy server<text:span text:style-name="T19">s</text:span>.</text:p>
      <text:p text:style-name="P21"/>
      <text:p text:style-name="P22">Web servers are computers with internet connections that handle HTTP requests from web browsers and make HTTP responses. The web server provides the browsers making requests with relevant site information such as HTML, images, <text:span text:style-name="T18">pdfs, </text:span>CSS &amp; JavaScript.<text:span text:style-name="T19"> HTTP requests can occur whenever someone with a web browser clicks on a link, submits a form or does a search.</text:span><text:span text:style-name="T27"> If the request the web server recives is non static then is has to be sent to the Application server.</text:span></text:p>
      <text:p text:style-name="P22"/>
      <text:p text:style-name="P23">Application server contain business logic needed to create resources dynamically that a web browser requests so if all you had was a static site there wouldn't be any need for an application server - all you would need is a web server.<text:span text:style-name="T20"> Application servers rely on server side languages eg PHP or Pytho</text:span><text:span text:style-name="T21">n and use frameworks to handle RESTful</text:span><text:span text:style-name="T22"> </text:span><text:span text:style-name="T25">requests </text:span><text:span text:style-name="T26">(old devices might have to handle XML based SOAP requests) </text:span><text:span text:style-name="T23">for instance PHP could use Symfony</text:span><text:span text:style-name="T24"> or Slim</text:span><text:span text:style-name="T23">.</text:span></text:p>
      <text:p text:style-name="P23"/>
      <text:p text:style-name="P23"/>
      <text:p text:style-name="P25">Proxy &amp; Reverse Proxy learned from</text:p>
      <text:p text:style-name="P37"><text:span text:style-name="T28">What is a reverse proxy server?</text:span> (2023) <text:span text:style-name="T28">NGINX</text:span>. Available at: https://www.nginx.com/resources/glossary/reverse-proxy-server/ (Accessed: 25 October 2023). </text:p>
      <text:p text:style-name="P24">"A proxy server is a go-between or intermediary server that forwards requests for content from multiple clients to different servers across the Internet. A reverse proxy server is a type of proxy server that typically sits behind the firewall in a private network and directs client requests to the appropriate backend server. A reverse proxy provides an additional level of abstraction and control to ensure the smooth flow of network traffic between clients and servers."</text:p>
      <text:p text:style-name="P26"/>
      <text:p text:style-name="P27">A VPN is a good example of a proxy service since when you access a website that website sees the IP address the VPN is providing rather than your own<text:span text:style-name="T29"> maintaining your privacy</text:span>. So the VPN is sitting between your own web browser and the website you're trying to visit passing information back and forth between the two.</text:p>
      <text:p text:style-name="P27"/>
      <text:p text:style-name="P27"/>
      <text:p text:style-name="P28">Cloudflare is a good example of a reverse proxy service, <text:span text:style-name="T30">it sits in front of the website and prevents malicious bots from being able to take down the website with endless requests so only valid human users can access the website.</text:span></text:p>
      <text:p text:style-name="P27"/>
      <text:p text:style-name="P27"/>
      <text:p text:style-name="P28">Clouflare simplified summary<text:span text:style-name="T31"> learned from</text:span></text:p>
      <text:p text:style-name="P27">(No date) What is a reverse proxy? | proxy servers explained | Cloudflare. Available at: https://www.cloudflare.com/learning/cdn/glossary/reverse-proxy/ (Accessed: 25 October 2023). </text:p>
      <text:p text:style-name="P27"/>
      <text:p text:style-name="P29">" simplified way to sum it up would be to say that a forward proxy sits in front of a client and ensures that no origin server ever communicates directly with that specific client. On the other hand, a reverse proxy sits in front of an origin server and ensures that no client ever communicates directly with that origin server."</text:p>
      <text:p text:style-name="P28"/>
      <text:p text:style-name="P28"/>
      <text:p text:style-name="P32">5)</text:p>
      <text:p text:style-name="P30"/>
      <text:p text:style-name="P31">Typical HTTP session learned from</text:p>
      <text:p text:style-name="P31">MozDevNet (no date) A typical HTTP session - http: MDN, HTTP | MDN. Available at: https://developer.mozilla.org/en-US/docs/Web/HTTP/Session (Accessed: 25 October 2023). </text:p>
      <text:p text:style-name="P34"><text:soft-page-break/>1) Client establishes a connection (often a TCP one).</text:p>
      <text:p text:style-name="P34">2) Client sends request and waits for an answer.</text:p>
      <text:p text:style-name="P34">3) Server processes the request and responds with a status code and appropriate data.</text:p>
      <text:p text:style-name="P34"/>
      <text:p text:style-name="P34">If this is just a static site then a web server handles the issues just responding in Html, CSS, JS and <text:span text:style-name="T33">files/</text:span>images.</text:p>
      <text:p text:style-name="P35"/>
      <text:p text:style-name="P36">However if it requires dynamic content then the backend application gets involved. The client sends either Get or Post data with a URL encoding and possibly cookies. The web application steps in and retrieves the relevant files or database information to handle the request (assuming the client meets both authentication and authorization permissions if they exist). The content is generated in html and sent to the Web server who sends the relevant data and response back to the client brows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cm" fo:margin-left="1.499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499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5T09:53:15.262000000</meta:creation-date>
    <dc:title>Diary</dc:title>
    <meta:editing-duration>PT1H20M3S</meta:editing-duration>
    <meta:editing-cycles>54</meta:editing-cycles>
    <meta:generator>LibreOffice/7.5.6.2$Windows_X86_64 LibreOffice_project/f654817fb68d6d4600d7d2f6b647e47729f55f15</meta:generator>
    <dc:date>2023-10-25T11:13:47.909000000</dc:date>
    <meta:document-statistic meta:table-count="0" meta:image-count="0" meta:object-count="0" meta:page-count="3" meta:paragraph-count="43" meta:word-count="1180" meta:character-count="7167" meta:non-whitespace-character-count="6035"/>
    <meta:template xlink:type="simple" xlink:actuate="onRequest" xlink:title="Diary" xlink:href="file:///C:/Users/Mark/AppData/Roaming/LibreOffice/4/user/template/Diary.ott" meta:date="2023-10-25T09:53:14.718000000"/>
  </office:meta>
</office:document-meta>
</file>